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sun1991@wheeler-sn:~/testlab3/CS533_Assignment3_Matmult$ ./benchmark_basic</text:p>
      <text:p text:style-name="Standard">Description:<text:tab/>DGEMM with unoptimized loop index order</text:p>
      <text:p text:style-name="Standard">Size: 31<text:tab/>Time: 0.100436<text:tab/> Mflop/s: <text:s/>1214.94<text:tab/>Percentage: 11.38</text:p>
      <text:p text:style-name="Standard">Size: 32<text:tab/>Time: 0.149770<text:tab/> Mflop/s: <text:s/>1792.32<text:tab/>Percentage: 16.78</text:p>
      <text:p text:style-name="Standard">Size: 96<text:tab/>Time: 0.126239<text:tab/> Mflop/s: <text:s/>1794.15<text:tab/>Percentage: 16.80</text:p>
      <text:p text:style-name="Standard">Size: 97<text:tab/>Time: 0.114043<text:tab/> Mflop/s: <text:s/>2048.73<text:tab/>Percentage: 19.18</text:p>
      <text:p text:style-name="Standard">Size: 127<text:tab/>Time: 0.132751<text:tab/> Mflop/s: <text:s/>1975.07<text:tab/>Percentage: 18.49</text:p>
      <text:p text:style-name="Standard">Size: 128<text:tab/>Time: 0.108266<text:tab/> Mflop/s: <text:s text:c="2"/>1239.7<text:tab/>Percentage: 11.61</text:p>
      <text:p text:style-name="Standard">Size: 129<text:tab/>Time: 0.145135<text:tab/> Mflop/s: <text:s/>1893.25<text:tab/>Percentage: 17.73</text:p>
      <text:p text:style-name="Standard">Size: 191<text:tab/>Time: 0.125866<text:tab/> Mflop/s: <text:s text:c="2"/>1771.5<text:tab/>Percentage: 16.59</text:p>
      <text:p text:style-name="Standard">Size: 192<text:tab/>Time: 0.192403<text:tab/> Mflop/s: <text:s/>1177.18<text:tab/>Percentage: 11.02</text:p>
      <text:p text:style-name="Standard">Size: 229<text:tab/>Time: 0.113022<text:tab/> Mflop/s: <text:s/>1700.06<text:tab/>Percentage: 15.92</text:p>
      <text:p text:style-name="Standard">Size: 255<text:tab/>Time: 0.156525<text:tab/> Mflop/s: <text:s/>1694.95<text:tab/>Percentage: 15.87</text:p>
      <text:p text:style-name="Standard">Size: 256<text:tab/>Time: 0.142350<text:tab/> Mflop/s: <text:s/>942.872<text:tab/>Percentage: <text:s/>8.83</text:p>
      <text:p text:style-name="Standard">Size: 257<text:tab/>Time: 0.168355<text:tab/> Mflop/s: <text:s/>1613.22<text:tab/>Percentage: 15.11</text:p>
      <text:p text:style-name="Standard">Size: 319<text:tab/>Time: 0.168940<text:tab/> Mflop/s: <text:s text:c="2"/>1537.2<text:tab/>Percentage: 14.39</text:p>
      <text:p text:style-name="Standard">Size: 320<text:tab/>Time: 0.121310<text:tab/> Mflop/s: <text:s/>1080.47<text:tab/>Percentage: 10.12</text:p>
      <text:p text:style-name="Standard">Size: 321<text:tab/>Time: 0.161100<text:tab/> Mflop/s: <text:s/>1642.52<text:tab/>Percentage: 15.38</text:p>
      <text:p text:style-name="Standard">Size: 417<text:tab/>Time: 0.102337<text:tab/> Mflop/s: <text:s/>1417.11<text:tab/>Percentage: 13.27</text:p>
      <text:p text:style-name="Standard">Size: 479<text:tab/>Time: 0.201838<text:tab/> Mflop/s: <text:s/>1089.01<text:tab/>Percentage: 10.20</text:p>
      <text:p text:style-name="Standard">Size: 480<text:tab/>Time: 0.228565<text:tab/> Mflop/s: <text:s/>967.707<text:tab/>Percentage: <text:s/>9.06</text:p>
      <text:p text:style-name="Standard">Size: 511<text:tab/>Time: 0.197854<text:tab/> Mflop/s: <text:s text:c="2"/>1348.8<text:tab/>Percentage: 12.63</text:p>
      <text:p text:style-name="Standard">Size: 512<text:tab/>Time: 0.320959<text:tab/> Mflop/s: <text:s/>836.354<text:tab/>Percentage: <text:s/>7.83</text:p>
      <text:p text:style-name="Standard">Size: 639<text:tab/>Time: 1.834651<text:tab/> Mflop/s: <text:s/>284.432<text:tab/>Percentage: <text:s/>2.66</text:p>
      <text:p text:style-name="Standard">Size: 640<text:tab/>Time: 2.015617<text:tab/> Mflop/s: <text:s/>260.113<text:tab/>Percentage: <text:s/>2.44</text:p>
      <text:p text:style-name="Standard">Size: 767<text:tab/>Time: 3.942669<text:tab/> Mflop/s: <text:s/>228.889<text:tab/>Percentage: <text:s/>2.14</text:p>
      <text:p text:style-name="Standard">Size: 768<text:tab/>Time: 3.937093<text:tab/> Mflop/s: <text:s/>230.111<text:tab/>Percentage: <text:s/>2.15</text:p>
      <text:p text:style-name="Standard">Size: 769<text:tab/>Time: 4.183536<text:tab/> Mflop/s: <text:s/>217.403<text:tab/>Percentage: <text:s/>2.04</text:p>
      <text:p text:style-name="Standard">Average percent peak = 11.5234<text:tab/>Grade = 17.285</text:p>
      <text:p text:style-name="Standard">hsun1991@wheeler-sn:~/testlab3/CS533_Assignment3_Matmult$ </text:p>
      <text:p text:style-name="Standard"/>
      <text:p text:style-name="Standard"/>
      <text:p text:style-name="Standard">hsun1991@wheeler-sn:~/testlab3/CS533_Assignment3_Matmult$ ./benchmark_blas</text:p>
      <text:p text:style-name="Standard">Description:<text:tab/>DGEMM from system BLAS library</text:p>
      <text:p text:style-name="Standard">0.127380<text:tab/> Time Size:31<text:tab/> <text:s/>Mflop/s: <text:s/>239.488<text:tab/>Percentage: <text:s/>2.24</text:p>
      <text:p text:style-name="Standard">0.126639<text:tab/> Time Size:32<text:tab/> <text:s/>Mflop/s: <text:s/>264.961<text:tab/>Percentage: <text:s/>2.48</text:p>
      <text:p text:style-name="Standard">0.107826<text:tab/> Time Size:96<text:tab/> <text:s/>Mflop/s: <text:s/>262.567<text:tab/>Percentage: <text:s/>2.46</text:p>
      <text:p text:style-name="Standard">0.111049<text:tab/> Time Size:97<text:tab/> <text:s/>Mflop/s: <text:s/>262.997<text:tab/>Percentage: <text:s/>2.46</text:p>
      <text:p text:style-name="Standard">0.126012<text:tab/> Time Size:127<text:tab/> <text:s/>Mflop/s: <text:s/>260.088<text:tab/>Percentage: <text:s/>2.44</text:p>
      <text:p text:style-name="Standard">0.134284<text:tab/> Time Size:128<text:tab/> <text:s/>Mflop/s: <text:s/>249.877<text:tab/>Percentage: <text:s/>2.34</text:p>
      <text:p text:style-name="Standard">0.126319<text:tab/> Time Size:129<text:tab/> <text:s/>Mflop/s: <text:s/>271.907<text:tab/>Percentage: <text:s/>2.55</text:p>
      <text:p text:style-name="Standard">0.103398<text:tab/> Time Size:191<text:tab/> <text:s/>Mflop/s: <text:s/>269.555<text:tab/>Percentage: <text:s/>2.52</text:p>
      <text:p text:style-name="Standard">0.113345<text:tab/> Time Size:192<text:tab/> <text:s/>Mflop/s: <text:s/>249.782<text:tab/>Percentage: <text:s/>2.34</text:p>
      <text:p text:style-name="Standard">0.180031<text:tab/> Time Size:229<text:tab/> <text:s/>Mflop/s: <text:s/>266.821<text:tab/>Percentage: <text:s/>2.50</text:p>
      <text:p text:style-name="Standard">0.123557<text:tab/> Time Size:255<text:tab/> <text:s/>Mflop/s: <text:s text:c="3"/>268.4<text:tab/>Percentage: <text:s/>2.51</text:p>
      <text:p text:style-name="Standard">0.127774<text:tab/> Time Size:256<text:tab/> <text:s/>Mflop/s: <text:s/>262.608<text:tab/>Percentage: <text:s/>2.46</text:p>
      <text:p text:style-name="Standard">0.125636<text:tab/> Time Size:257<text:tab/> <text:s/>Mflop/s: <text:s/>270.219<text:tab/>Percentage: <text:s/>2.53</text:p>
      <text:p text:style-name="Standard">0.238339<text:tab/> Time Size:319<text:tab/> <text:s/>Mflop/s: <text:s text:c="3"/>272.4<text:tab/>Percentage: <text:s/>2.55</text:p>
      <text:p text:style-name="Standard">0.248796<text:tab/> Time Size:320<text:tab/> <text:s/>Mflop/s: <text:s/>263.413<text:tab/>Percentage: <text:s/>2.47</text:p>
      <text:p text:style-name="Standard"><text:soft-page-break/>0.243533<text:tab/> Time Size:321<text:tab/> <text:s/>Mflop/s: <text:s/>271.636<text:tab/>Percentage: <text:s/>2.54</text:p>
      <text:p text:style-name="Standard">0.533133<text:tab/> Time Size:417<text:tab/> <text:s/>Mflop/s: <text:s/>272.021<text:tab/>Percentage: <text:s/>2.55</text:p>
      <text:p text:style-name="Standard">0.837038<text:tab/> Time Size:479<text:tab/> <text:s/>Mflop/s: <text:s/>262.598<text:tab/>Percentage: <text:s/>2.46</text:p>
      <text:p text:style-name="Standard">0.818709<text:tab/> Time Size:480<text:tab/> <text:s/>Mflop/s: <text:s/>270.162<text:tab/>Percentage: <text:s/>2.53</text:p>
      <text:p text:style-name="Standard">0.982995<text:tab/> Time Size:511<text:tab/> <text:s/>Mflop/s: <text:s/>271.482<text:tab/>Percentage: <text:s/>2.54</text:p>
      <text:p text:style-name="Standard">1.060194<text:tab/> Time Size:512<text:tab/> <text:s/>Mflop/s: <text:s/>253.195<text:tab/>Percentage: <text:s/>2.37</text:p>
      <text:p text:style-name="Standard">1.958064<text:tab/> Time Size:639<text:tab/> <text:s/>Mflop/s: <text:s/>266.505<text:tab/>Percentage: <text:s/>2.50</text:p>
      <text:p text:style-name="Standard">2.014248<text:tab/> Time Size:640<text:tab/> <text:s/>Mflop/s: <text:s text:c="2"/>260.29<text:tab/>Percentage: <text:s/>2.44</text:p>
      <text:p text:style-name="Standard">3.509870<text:tab/> Time Size:767<text:tab/> <text:s/>Mflop/s: <text:s/>257.114<text:tab/>Percentage: <text:s/>2.41</text:p>
      <text:p text:style-name="Standard">3.282096<text:tab/> Time Size:768<text:tab/> <text:s/>Mflop/s: <text:s/>276.034<text:tab/>Percentage: <text:s/>2.58</text:p>
      <text:p text:style-name="Standard">3.155973<text:tab/> Time Size:769<text:tab/> <text:s/>Mflop/s: <text:s/>288.188<text:tab/>Percentage: <text:s/>2.70</text:p>
      <text:p text:style-name="Standard">Average percent peak = 2.47922<text:tab/>Grade = 3.7188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21:17:02.682113814</meta:creation-date>
    <dc:date>2019-04-12T21:33:30.358514411</dc:date>
    <meta:editing-duration>PT16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424" meta:character-count="3557" meta:non-whitespace-character-count="2992"/>
  </office:meta>
</office:document-meta>
</file>